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800000293396BDB66.png" manifest:media-type="image/png"/>
  <manifest:file-entry manifest:full-path="Pictures/100000010000038E000001EC900CF6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701in" svg:y="5.8638in" svg:width="6.6929in" svg:height="3.6181in" draw:z-index="0"><draw:image xlink:href="Pictures/100000010000038E000001EC900CF6B5.png" xlink:type="simple" xlink:show="embed" xlink:actuate="onLoad" draw:mime-type="image/png"/></draw:frame><draw:frame draw:style-name="fr1" draw:name="Image2" text:anchor-type="char" svg:x="0in" svg:y="0.4102in" svg:width="6.6929in" svg:height="3.7in" draw:z-index="1"><draw:image xlink:href="Pictures/10000001000004A800000293396BD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04:01.424099616</meta:creation-date>
    <dc:date>2025-09-01T21:04:43.613428011</dc:date>
    <meta:editing-duration>PT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